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20000026CD29B64AA.png" manifest:media-type="image/png"/>
  <manifest:file-entry manifest:full-path="Pictures/100000000000038400000226222ECB3B.png" manifest:media-type="image/png"/>
  <manifest:file-entry manifest:full-path="Pictures/10000000000002260000012C7FF565C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1.6479in" style:rel-column-width="15595*"/>
    </style:style>
    <style:style style:name="Table4.B" style:family="table-column">
      <style:table-column-properties style:column-width="2.3389in" style:rel-column-width="22134*"/>
    </style:style>
    <style:style style:name="Table4.C" style:family="table-column">
      <style:table-column-properties style:column-width="2.9382in" style:rel-column-width="27806*"/>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993in" style:rel-column-width="17027*"/>
    </style:style>
    <style:style style:name="Table1.B" style:family="table-column">
      <style:table-column-properties style:column-width="2.1875in" style:rel-column-width="20701*"/>
    </style:style>
    <style:style style:name="Table1.C" style:family="table-column">
      <style:table-column-properties style:column-width="2.9382in" style:rel-column-width="27807*"/>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993in" style:rel-column-width="17027*"/>
    </style:style>
    <style:style style:name="Table2.B" style:family="table-column">
      <style:table-column-properties style:column-width="2.1875in" style:rel-column-width="20701*"/>
    </style:style>
    <style:style style:name="Table2.C" style:family="table-column">
      <style:table-column-properties style:column-width="2.9382in" style:rel-column-width="2780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993in" style:rel-column-width="17027*"/>
    </style:style>
    <style:style style:name="Table3.B" style:family="table-column">
      <style:table-column-properties style:column-width="2.1875in" style:rel-column-width="20701*"/>
    </style:style>
    <style:style style:name="Table3.C" style:family="table-column">
      <style:table-column-properties style:column-width="2.9382in" style:rel-column-width="27807*"/>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7993in" style:rel-column-width="17027*"/>
    </style:style>
    <style:style style:name="Table5.B" style:family="table-column">
      <style:table-column-properties style:column-width="2.1875in" style:rel-column-width="20701*"/>
    </style:style>
    <style:style style:name="Table5.C" style:family="table-column">
      <style:table-column-properties style:column-width="2.9382in" style:rel-column-width="27807*"/>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fo:text-align="center" style:justify-single-word="false"/>
    </style:style>
    <style:style style:name="P4" style:family="paragraph" style:parent-style-name="Text_20_body">
      <style:paragraph-properties fo:break-before="page"/>
    </style:style>
    <style:style style:name="P5" style:family="paragraph" style:parent-style-name="Text_20_body">
      <style:paragraph-properties fo:break-before="page"/>
      <style:text-properties fo:font-weight="bold" style:font-weight-asian="bold" style:font-weight-complex="bold"/>
    </style:style>
    <style:style style:name="P6" style:family="paragraph" style:parent-style-name="Contents_20_Heading">
      <style:paragraph-properties fo:break-before="page"/>
    </style:style>
    <style:style style:name="P7" style:family="paragraph" style:parent-style-name="Subtitle">
      <style:paragraph-properties fo:text-align="center" style:justify-single-word="false"/>
    </style:style>
    <style:style style:name="P8" style:family="paragraph" style:parent-style-name="Table_20_Contents">
      <style:text-properties fo:font-weight="bold" style:font-weight-asian="bold" style:font-weight-complex="bold"/>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Contents_20_2">
      <style:paragraph-properties>
        <style:tab-stops>
          <style:tab-stop style:position="6.7283in" style:type="right" style:leader-style="dotted" style:leader-text="."/>
        </style:tab-stops>
      </style:paragraph-properties>
    </style:style>
    <style:style style:name="P11" style:family="paragraph" style:parent-style-name="Contents_20_3">
      <style:paragraph-properties>
        <style:tab-stops>
          <style:tab-stop style:position="6.5319in" style:type="right" style:leader-style="dotted" style:leader-text="."/>
        </style:tab-stops>
      </style:paragraph-properties>
    </style:style>
    <style:style style:name="P12" style:family="paragraph" style:parent-style-name="Text_20_body" style:list-style-name="L1">
      <style:text-properties fo:font-weight="normal" style:font-weight-asian="normal" style:font-weight-complex="normal"/>
    </style:style>
    <style:style style:name="P13" style:family="paragraph" style:parent-style-name="Text_20_body" style:list-style-name="L2">
      <style:text-properties fo:font-weight="normal" style:font-weight-asian="normal" style:font-weight-complex="normal"/>
    </style:style>
    <style:style style:name="P14" style:family="paragraph" style:parent-style-name="Text_20_body" style:list-style-name="L3">
      <style:text-properties fo:font-weight="normal" style:font-weight-asian="normal" style:font-weight-complex="normal"/>
    </style:style>
    <style:style style:name="P15" style:family="paragraph" style:parent-style-name="Text_20_body" style:list-style-name="L4">
      <style:text-properties fo:font-weight="normal" style:font-weight-asian="normal" style:font-weight-complex="normal"/>
    </style:style>
    <style:style style:name="P16" style:family="paragraph" style:parent-style-name="Text_20_body" style:list-style-name="L5">
      <style:text-properties fo:font-weight="normal" style:font-weight-asian="normal" style:font-weight-complex="normal"/>
    </style:style>
    <style:style style:name="P17" style:family="paragraph" style:parent-style-name="Text_20_body" style:list-style-name="L6">
      <style:text-properties fo:font-weight="normal" style:font-weight-asian="normal" style:font-weight-complex="normal"/>
    </style:style>
    <style:style style:name="P18" style:family="paragraph" style:parent-style-name="Text_20_body" style:list-style-name="L7">
      <style:text-properties fo:font-weight="normal" style:font-weight-asian="normal" style:font-weight-complex="normal"/>
    </style:style>
    <style:style style:name="P19" style:family="paragraph" style:parent-style-name="Text_20_body" style:list-style-name="L8">
      <style:text-properties fo:font-weight="normal" style:font-weight-asian="normal" style:font-weight-complex="normal"/>
    </style:style>
    <style:style style:name="P20" style:family="paragraph" style:parent-style-name="Text_20_body" style:list-style-name="L9">
      <style:text-properties fo:font-weight="normal" style:font-weight-asian="normal" style:font-weight-complex="normal"/>
    </style:style>
    <style:style style:name="P21" style:family="paragraph" style:parent-style-name="Text_20_body" style:list-style-name="L10">
      <style:text-properties fo:font-weight="normal" style:font-weight-asian="normal" style:font-weight-complex="normal"/>
    </style:style>
    <style:style style:name="P22" style:family="paragraph" style:parent-style-name="Text_20_body" style:list-style-name="L11">
      <style:text-properties fo:font-weight="normal" style:font-weight-asian="normal" style:font-weight-complex="normal"/>
    </style:style>
    <style:style style:name="P23" style:family="paragraph" style:parent-style-name="Text_20_body" style:list-style-name="L12">
      <style:text-properties fo:font-weight="normal" style:font-weight-asian="normal" style:font-weight-complex="normal"/>
    </style:style>
    <style:style style:name="P24" style:family="paragraph" style:parent-style-name="Text_20_body" style:list-style-name="L13">
      <style:text-properties fo:font-weight="normal" style:font-weight-asian="normal" style:font-weight-complex="normal"/>
    </style:style>
    <style:style style:name="P25" style:family="paragraph" style:parent-style-name="Text_20_body" style:list-style-name="L14">
      <style:text-properties fo:font-weight="normal" style:font-weight-asian="normal" style:font-weight-complex="normal"/>
    </style:style>
    <style:style style:name="P26" style:family="paragraph" style:parent-style-name="Heading_20_1">
      <style:paragraph-properties fo:break-before="page"/>
    </style:style>
    <style:style style:name="T1"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5038" number:language="fi" number:country="FI">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
      <text:p text:style-name="Title">Lääkäriaseman työvuorolista</text:p>
      <text:p text:style-name="P7">Tietokantasovellus</text:p>
      <text:p text:style-name="P3"/>
      <text:p text:style-name="P3">Senni Kaipio<text:line-break/><text:date style:data-style-name="N5038" text:date-value="2014-02-02T13:14:41.99">2. helmikuuta 2014</text:date></text:p>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Sisällysluettelo</text:p>
          </text:index-title>
          <text:p text:style-name="P9"><text:a xlink:type="simple" xlink:href="#__RefHeading__105_44981080" text:style-name="Index_20_Link" text:visited-style-name="Index_20_Link">1Johdanto<text:tab/>3</text:a></text:p>
          <text:p text:style-name="P10"><text:a xlink:type="simple" xlink:href="#__RefHeading__169_1881097761" text:style-name="Index_20_Link" text:visited-style-name="Index_20_Link">1.1Järjestelmän kuvaus<text:tab/>3</text:a></text:p>
          <text:p text:style-name="P10"><text:a xlink:type="simple" xlink:href="#__RefHeading__171_1881097761" text:style-name="Index_20_Link" text:visited-style-name="Index_20_Link">1.2Järjestelmän toiminnot<text:tab/>3</text:a></text:p>
          <text:p text:style-name="P10"><text:a xlink:type="simple" xlink:href="#__RefHeading__173_1881097761" text:style-name="Index_20_Link" text:visited-style-name="Index_20_Link">1.3Järjestelmän tavoitteet<text:tab/>3</text:a></text:p>
          <text:p text:style-name="P10"><text:a xlink:type="simple" xlink:href="#__RefHeading__175_1881097761" text:style-name="Index_20_Link" text:visited-style-name="Index_20_Link">1.4Toimintaympäristö<text:tab/>3</text:a></text:p>
          <text:p text:style-name="P9"><text:a xlink:type="simple" xlink:href="#__RefHeading__177_1881097761" text:style-name="Index_20_Link" text:visited-style-name="Index_20_Link">2Yleiskuva järjestelmästä<text:tab/>4</text:a></text:p>
          <text:p text:style-name="P10"><text:a xlink:type="simple" xlink:href="#__RefHeading__179_1881097761" text:style-name="Index_20_Link" text:visited-style-name="Index_20_Link">2.1Käyttötapauskaavio<text:tab/>4</text:a></text:p>
          <text:p text:style-name="P10"><text:a xlink:type="simple" xlink:href="#__RefHeading__181_1881097761" text:style-name="Index_20_Link" text:visited-style-name="Index_20_Link">2.2Käyttäjäryhmät<text:tab/>4</text:a></text:p>
          <text:p text:style-name="P9"><text:a xlink:type="simple" xlink:href="#__RefHeading__183_1881097761" text:style-name="Index_20_Link" text:visited-style-name="Index_20_Link">3Käyttötapaukset<text:tab/>5</text:a></text:p>
          <text:p text:style-name="P10"><text:a xlink:type="simple" xlink:href="#__RefHeading__185_1881097761" text:style-name="Index_20_Link" text:visited-style-name="Index_20_Link">3.1Ylläpitäjän käyttötapaukset<text:tab/>5</text:a></text:p>
          <text:p text:style-name="P10"><text:a xlink:type="simple" xlink:href="#__RefHeading__187_1881097761" text:style-name="Index_20_Link" text:visited-style-name="Index_20_Link">3.2Työntekijän käyttötapaukset<text:tab/>7</text:a></text:p>
          <text:p text:style-name="P9"><text:a xlink:type="simple" xlink:href="#__RefHeading__507_1625406858" text:style-name="Index_20_Link" text:visited-style-name="Index_20_Link">4Järjestelmän tietosisältö<text:tab/>8</text:a></text:p>
          <text:p text:style-name="P11"><text:a xlink:type="simple" xlink:href="#__RefHeading__509_1625406858" text:style-name="Index_20_Link" text:visited-style-name="Index_20_Link">Tietokohde: Työntekijä<text:tab/>8</text:a></text:p>
          <text:p text:style-name="P11"><text:a xlink:type="simple" xlink:href="#__RefHeading__511_1625406858" text:style-name="Index_20_Link" text:visited-style-name="Index_20_Link">Tietokohde: Henkilöstöluokka<text:tab/>9</text:a></text:p>
          <text:p text:style-name="P11"><text:a xlink:type="simple" xlink:href="#__RefHeading__513_1625406858" text:style-name="Index_20_Link" text:visited-style-name="Index_20_Link">Tietokohde: Aukiolotunti<text:tab/>9</text:a></text:p>
          <text:p text:style-name="P11"><text:a xlink:type="simple" xlink:href="#__RefHeading__515_1625406858" text:style-name="Index_20_Link" text:visited-style-name="Index_20_Link">Tietokohde: Kiireellisyysluokka<text:tab/>9</text:a></text:p>
          <text:p text:style-name="P11"><text:a xlink:type="simple" xlink:href="#__RefHeading__517_1625406858" text:style-name="Index_20_Link" text:visited-style-name="Index_20_Link">Tietokohde: Minimivahvuus<text:tab/>9</text:a></text:p>
          <text:p text:style-name="P9"><text:a xlink:type="simple" xlink:href="#__RefHeading__519_1625406858" text:style-name="Index_20_Link" text:visited-style-name="Index_20_Link">5Relaatiotietokantakaavio<text:tab/>10</text:a></text:p>
        </text:index-body>
      </text:table-of-content>
      <text:p text:style-name="Text_20_body"/>
      <text:p text:style-name="P4"/>
      <text:h text:style-name="Heading_20_1" text:outline-level="1"><text:bookmark-start text:name="__RefHeading__105_44981080"/>Johdanto<text:bookmark-end text:name="__RefHeading__105_44981080"/></text:h>
      <text:h text:style-name="Heading_20_2" text:outline-level="2"><text:bookmark-start text:name="__RefHeading__169_1881097761"/>Järjestelmän kuvaus<text:bookmark-end text:name="__RefHeading__169_1881097761"/></text:h>
      <text:p text:style-name="Text_20_body">Järjestelmä on tarkoitettu työvuorolistojen sunnitteluun, tässä tapauksessa erityisesti lääkäriaseman henkilöstöä varten. Aseman aukiolotunnit on lajiteltu eri kiireisyysluokkiin, joista jokaisella on tietyt minimivahvuudet. Jokaista henkilöstöluokan työntekijää; lääkäreitä, sairaanhoitajia ja perushoitajia täytyy olla aina määritellyn minimin verran paikalla kunakin aukiolotuntina. Kuitenkin lääkäri voi toimia myös sairaanhoitajana tai perushoitajana ja sairaanhoitaja perushoitajana.</text:p>
      <text:p text:style-name="Text_20_body">Työvuorolistojen suunnittelijan on laadittava minimivahvuudet täyttävä työvuorolista. Järjestelmä ei hyväksy työvuorolistoja, joissa minimivahvuudet eivät täyty tai joissa jonkun työntekijän päivä- tai viikkontuntimäärä menee yli määritellyn rajan.</text:p>
      <text:h text:style-name="Heading_20_2" text:outline-level="2"><text:bookmark-start text:name="__RefHeading__171_1881097761"/>Järjestelmän toiminnot<text:bookmark-end text:name="__RefHeading__171_1881097761"/></text:h>
      <text:p text:style-name="Text_20_body">Järjestelmän ylläpitäjä voi muokata ja luoda uusia kiireellisyysluokkia, luoda henkilöstövahvuuskalenterin, jossa aukiolotunneille määritellään eri kiireellisyysluokat ja tehdä työvuorolistan tietylle aikavälille sekä listata tekemiään työvuorolistoja. Ylläpitäjä voi myös lisätä tai poistaa työntekijöitä järjestelmästä tai muokata heidän tietojaan. Työntekijä voi nähdä omat työvuoronsa tai katsoa raporttia tekemistään työtunneista. Ylläpitäjä voi tarkistaa saman raportin kenen tahansa työntekijän kohdalla.</text:p>
      <text:h text:style-name="Heading_20_2" text:outline-level="2"><text:bookmark-start text:name="__RefHeading__173_1881097761"/>Järjestelmän tavoitteet<text:bookmark-end text:name="__RefHeading__173_1881097761"/></text:h>
      <text:p text:style-name="Text_20_body">Järjestelmän tavoite on helpottaa työvuorolistojen suunnittelua ja estää tilanteet, joissa jollekin työntekijälle olisi vahingossa määrätty liikaa tunteja, tai että jollekin aukioloajalle olisi allokoitu liian vähän henkilöstöä.</text:p>
      <text:h text:style-name="Heading_20_2" text:outline-level="2"><text:bookmark-start text:name="__RefHeading__175_1881097761"/>Toimintaympäristö<text:bookmark-end text:name="__RefHeading__175_1881097761"/></text:h>
      <text:p text:style-name="Text_20_body">Työ on toteutettu laitoksen users.cs.helsinki.fi Apache palvelimelle. Alustajärjestelmän on tuettava PHP:n versiota 5.3. Työn tietokantana käytetään PostgreSQL-tietokantaa. Jotta työn sivustoa voi käyttää, on selaimelle oltava tuki HTML5:lle ja javascriptille.</text:p>
      <text:h text:style-name="P26" text:outline-level="1"><text:bookmark-start text:name="__RefHeading__177_1881097761"/>Yleiskuva järjestelmästä<text:bookmark-end text:name="__RefHeading__177_1881097761"/></text:h>
      <text:h text:style-name="Heading_20_2" text:outline-level="2"><text:bookmark-start text:name="__RefHeading__179_1881097761"/>Käyttötapauskaavio<text:bookmark-end text:name="__RefHeading__179_1881097761"/></text:h>
      <text:p text:style-name="Text_20_body"/>
      <text:h text:style-name="Heading_20_2" text:outline-level="2"><draw:frame draw:style-name="fr1" draw:name="graphics1" text:anchor-type="paragraph" svg:width="6.9252in" svg:height="6.222in" draw:z-index="0"><draw:image xlink:href="Pictures/10000000000002B20000026CD29B64AA.png" xlink:type="simple" xlink:show="embed" xlink:actuate="onLoad"/></draw:frame><text:bookmark-start text:name="__RefHeading__181_1881097761"/>Käyttäjäryhmät<text:bookmark-end text:name="__RefHeading__181_1881097761"/></text:h>
      <text:p text:style-name="Text_20_body">Ylläpitäjä on Lääkäriaseman henkilö, joka on vastuussa työvuorolistojen luomisesta ja niiden muokkaamisesta. Ylläpitäjä voi itse olla lääkäri, hoitaja tai muu.</text:p>
      <text:p text:style-name="Text_20_body">Työntekijä on lääkäriaseman työntekijä: lääkäri, sairaanhoitaja tai perushoitaja, jolle voidaan allokoida työvuoroja työvuorolistaan.</text:p>
      <text:h text:style-name="Heading_20_1" text:outline-level="1"><text:bookmark-start text:name="__RefHeading__183_1881097761"/><text:soft-page-break/>Käyttötapaukset<text:bookmark-end text:name="__RefHeading__183_1881097761"/></text:h>
      <text:h text:style-name="Heading_20_2" text:outline-level="2"><text:bookmark-start text:name="__RefHeading__185_1881097761"/>Ylläpitäjän käyttötapaukset<text:bookmark-end text:name="__RefHeading__185_1881097761"/></text:h>
      <text:p text:style-name="P1"><text:bookmark-start text:name="__DdeLink__160_1881097761"/>Kirjautuminen:</text:p>
      <text:list xml:id="list10777648991" text:style-name="L1">
        <text:list-item>
          <text:p text:style-name="P12">Käyttäjä on kirjautumissivulla ja syöttää käyttäjätunnuksensa sekä salasanansa vastaaviin kenttiin ja lopuksi painaa enteriä tai login-nappulaa.</text:p>
        </text:list-item>
        <text:list-item>
          <text:p text:style-name="P12">a) Jos tunnus ja salasana ovat oikein, niin käyttäjälle näytetään työvuorolistat.<text:line-break/>b) Jos tunnus ja salasana eivät ole oikein, niin käyttäjälle ilmoitetaan virheestä ja käyttäjä voi yrittää syöttää tunnukset uudelleen.<text:bookmark-end text:name="__DdeLink__160_1881097761"/></text:p>
        </text:list-item>
      </text:list>
      <text:p text:style-name="P1">Kiireellisyysluokkien Luominen ja Muokkaaminen -käyttötapaukset ovat hyvin samankaltaiset, joten vain luominen esitetään<text:span text:style-name="T1">.</text:span></text:p>
      <text:p text:style-name="P1">Kiireellisyysluokan luominen:</text:p>
      <text:list xml:id="list654040664" text:style-name="L2">
        <text:list-item>
          <text:p text:style-name="P13">Käyttäjä navigoi sivuston kiireellisyysluokkalistaukseen.</text:p>
        </text:list-item>
        <text:list-item>
          <text:p text:style-name="P13">Käyttäjä painaa nappia “uusi kiireellisyysluokka”, jolloin häneltä pyydetään kiireellisyysluokan nimeä sekä minimivahvuus kullekin työntekijäluokalle.</text:p>
        </text:list-item>
        <text:list-item>
          <text:p text:style-name="P13">a) Käyttäjän syötettyä tiedot, hän painaa “Luo” nappia, jolloin järjestelmä kuittaa luomisen onnistuneeksi ja palauttaa käyttäjän takaisin kiireellisyysluokkalistaukseen.<text:line-break/>b) Käyttäjä muuttaa mielensäja painaa “Peruuta” nappia, jolloin näkymän palaa takaisin kiireellisyysluokkalistaukseen.</text:p>
        </text:list-item>
      </text:list>
      <text:p text:style-name="P1">Kiireellisyysluokan muokkaaminen:</text:p>
      <text:list xml:id="list794588883" text:style-name="L3">
        <text:list-item>
          <text:p text:style-name="P14">Käyttäjä navigoi sivuston kiireellisyysluokkalistaukseen.</text:p>
        </text:list-item>
        <text:list-item>
          <text:p text:style-name="P14">Käyttäjä valitee “Muokkaa” haluamansa kiireellisyysluokan kohdalla. Loput kohdat periaatteellisesti samat kuin kiireellisyysluokan luomisessa.</text:p>
        </text:list-item>
      </text:list>
      <text:p text:style-name="P1">Kiireellisyysluokan poistaminen:</text:p>
      <text:list xml:id="list2058562952" text:style-name="L4">
        <text:list-item>
          <text:p text:style-name="P15">Käyttäjä navigoi sivuston kiireellisyysluokkalistaukseen.</text:p>
        </text:list-item>
        <text:list-item>
          <text:p text:style-name="P15">Käyttäjä valitsee listasta kiireellisyysluokan, jonka haluaa poistaa ja painaa sen kohdalla “Poista”-nappia, jolloin järjestelmä kysyy käyttäjältä onko tämä varma.</text:p>
        </text:list-item>
        <text:list-item>
          <text:p text:style-name="P15">a) Käyttäjä on varma ja painaa “Poista”-nappia, jolloin kiireellisyysluokka poistetaan tietokannasta ja täten listauksesta.<text:line-break/>b) Käyttäjä muuttaa mielensä ja painaa “Peruuta”-nappia.</text:p>
        </text:list-item>
      </text:list>
      <text:p text:style-name="P1">Henkilöstövahvuuskalenterin luominen:</text:p>
      <text:list xml:id="list1318556853" text:style-name="L5">
        <text:list-item>
          <text:p text:style-name="P16">Käyttäjä navigoi sivuston henkilöstövahvuuskalenterilistaukseen.</text:p>
        </text:list-item>
        <text:list-item>
          <text:p text:style-name="P16">Käyttäjä painaa nappia “uusi henkilöstövahvuuskalenteri”, jolloin hänelle näytetään tyhjä henkilöstövahvuuskalenteri.</text:p>
        </text:list-item>
        <text:list-item>
          <text:p text:style-name="P16">Käyttäjä lisää valitsemiensa päivien ja tuntien kohdalle käytettävän kiireellisyysluokan.</text:p>
        </text:list-item>
        <text:list-item>
          <text:p text:style-name="P16">a) Käyttäjä painaa “Luo”-nappia, jolloin järjestelmä kuittaa luomisen onnistuneeksi ja siirtää käyttäjän henkilöstövahvuuskalenterin muokkausnäkymään.<text:line-break/>b) Käyttäjä muuttaa mielensä ja painaa “Peruuta”-nappia, jolloin näkymän palaa takaisin henkilöstövahvuuskalenterililuetteloon.</text:p>
        </text:list-item>
      </text:list>
      <text:p text:style-name="P5">Henkilöstövahvuuskalenterin muokkaaminen:</text:p>
      <text:list xml:id="list896935314" text:style-name="L6">
        <text:list-item>
          <text:p text:style-name="P17">Käyttäjä navigoi sivuston henkilöstövahvuuskalenteriluetteloon.</text:p>
        </text:list-item>
        <text:list-item>
          <text:p text:style-name="P17">Käyttäjä valitee “Muokkaa” haluamansa henkilöstövahvuuskalenterin kohdalla. Loput kohdat periaatteellisesti samat kuin henkilöstövahvuuskalenterin luomisessa.</text:p>
        </text:list-item>
      </text:list>
      <text:p text:style-name="P1">Henkilöstövahvuuskalenterin poistaminen:</text:p>
      <text:p text:style-name="P2">Sama periaate kuin kiireellisyysluokan poistamisessa.</text:p>
      <text:p text:style-name="P1">Työntekijän lisääminen:</text:p>
      <text:list xml:id="list175993573" text:style-name="L7">
        <text:list-item>
          <text:p text:style-name="P18">Käyttäjä navigoi sivuston työntekijälistaukseen.</text:p>
        </text:list-item>
        <text:list-item>
          <text:p text:style-name="P18">Käyttäjä valitsee listasta “Lisää työntekijä”, jolloin järjestelmä pyytää työntekijät tiedot.</text:p>
        </text:list-item>
        <text:list-item>
          <text:p text:style-name="P18">Käyttäjä syöttää työntekijän nimen, hetun, sähköpostin ja valitsee onko hän lääkäri, sairaanhoitaja vai perushoitaja. Käyttäjä voi myös antaa työntekijälle ylläpito-oikeudet.</text:p>
        </text:list-item>
        <text:list-item>
          <text:p text:style-name="P18">a) Käyttäjä painaa “Lisää”-nappia, jolloin järjestelmä kuittaa lisäyksen onnistuneeksi ja palauttaa käyttäjän työntekijälistaukseen.<text:line-break/>b) Käyttäjä painaa “Peruuta”-nappia, jolloin käyttäjä palautetaan työntekijälistaukseen.</text:p>
        </text:list-item>
      </text:list>
      <text:p text:style-name="P1">Työntekijän tietojen muokkaaminen:</text:p>
      <text:p text:style-name="P2">Periaatteeltaan sama kuin muissa muokkauskäyttötapauksissa.</text:p>
      <text:p text:style-name="P1">Työntekijän poistaminen</text:p>
      <text:p text:style-name="P2">Periaatteeltaan sama kuin muissa poistamiskäyttötapauksissa.</text:p>
      <text:p text:style-name="P1">Työvuorolistan luominen</text:p>
      <text:list xml:id="list394147403" text:style-name="L8">
        <text:list-item>
          <text:p text:style-name="P19">Käyttäjä navigoi työvuorolistaluetteloon ja valitsee “Luo uusi työvuorolista” tietylle aikavälille (päivämäärästä päivämäärään). Käyttäjä voi valita vain aikavälin, jolle ei jo ole työvuorolistaa.</text:p>
        </text:list-item>
        <text:list-item>
          <text:p text:style-name="P19">Käyttäjälle näytetään työvuorolista, jossa on listattuna annetun aikavälin päivät.</text:p>
        </text:list-item>
        <text:list-item>
          <text:p text:style-name="P19">Loput kohdat samat kuin työvuorolistan muokkaamisessa.</text:p>
        </text:list-item>
      </text:list>
      <text:p text:style-name="P1">Työvuorolistan selaus</text:p>
      <text:list xml:id="list1472990448" text:style-name="L9">
        <text:list-item>
          <text:p text:style-name="P20">Käyttäjä navigoi työvuorolistaluetteloon ja valitsee haluamansa työvuorolistan kohdalla “Näytä”, jolloin käyttäjälle listataan työvuorolistaan kuuluvat päivät ja niille olevat työvuorot.</text:p>
        </text:list-item>
      </text:list>
      <text:p text:style-name="P1">Työvuorolistan muokkaaminen</text:p>
      <text:list xml:id="list554623589" text:style-name="L10">
        <text:list-item>
          <text:p text:style-name="P21">Käyttäjä on navigoinut selaamaan tiettyä työvuorolistaa.</text:p>
        </text:list-item>
        <text:list-item>
          <text:p text:style-name="P21">a) Käyttäjä lisää päivälle työntekijän ja valitsee tälle tehtävien tuntien aikavälin.<text:line-break/>b) Käyttäjä muokkaa työvuoroa valitsemalla toisen työntekijän tai muuttaa tuntiväliä.<text:line-break/>c) Käyttäjä poistaa työvuoron valitsemalla “Poista”-työvuoron kohdalla.<text:line-break/>d) Käyttäjä muuttaa työvuorolistan aikaväliä.<text:line-break/>e) Käyttäjä valitsee työvuorolistalle toisen käytettävän henkilöstövahvuuskalenterin.</text:p>
        </text:list-item>
        <text:list-item>
          <text:p text:style-name="P21">a) Käyttäjä painaa “Tallenna”-nappia. Jos työvuorot täyttävät vaatimukset, niin tallentaminen kuitataan onnistuneeksi, muutoin tallentamista ei tehdä ja käyttäjälle näytetään virheilmoitus.<text:line-break/>b) Käyttäjä muuttaa mielensä ja painaa “Peruuta”-nappia, jolloin mitään muutoksia ei tallenneta ja käyttäjä palautetaan työvuorolistalistaukseen.</text:p>
        </text:list-item>
      </text:list>
      <text:p text:style-name="P5">Työvuorolistan poistaminen</text:p>
      <text:p text:style-name="P2">Periaatteeltaan sama kuin muissa poistamiskäyttötapauksissa.</text:p>
      <text:p text:style-name="P1">Työvuorolistan ylimiehityksen raportointi</text:p>
      <text:p text:style-name="P2">Kysyttävä ohjaajalta mitä tällä tarkoitetaan.</text:p>
      <text:p text:style-name="P1">Työntekijäkohtainen työraportti</text:p>
      <text:list xml:id="list1819668358" text:style-name="L11">
        <text:list-item>
          <text:p text:style-name="P22">Käyttäjä navigoi työtenkijäluetteloon ja valitsee haluamansa työntekijän kohdalla “Työraportti”. Työraportissa näytetään työntekijän tehty kokonaistuntimäärä sekä listaus tehdyistä tunneista kiireellisyysluokittain.</text:p>
        </text:list-item>
        <text:list-item>
          <text:p text:style-name="P22">Käyttäjä valitsee aikavälin (päivämäärästä päivämäärään) listauksen tehdyistä tunneista, jolloin listataan tunnit kiireellisyysluokittain ja näytetään aikavälin kokonaistuntimäärä.</text:p>
        </text:list-item>
      </text:list>
      <text:h text:style-name="Heading_20_2" text:outline-level="2"><text:bookmark-start text:name="__RefHeading__187_1881097761"/>Työntekijän käyttötapaukset<text:bookmark-end text:name="__RefHeading__187_1881097761"/></text:h>
      <text:p text:style-name="P1">Kirjautuminen:</text:p>
      <text:list xml:id="list1689144310" text:style-name="L12">
        <text:list-item>
          <text:p text:style-name="P23">Käyttäjä on kirjautumissivulla ja syöttää käyttäjätunnuksensa sekä salasanansa vastaaviin kenttiin ja lopuksi painaa enteriä tai login-nappulaa.</text:p>
        </text:list-item>
        <text:list-item>
          <text:p text:style-name="P23">a) Jos tunnus ja salasana ovat oikein, niin käyttäjälle näytetään omat työvuorot.<text:line-break/>b) Jos tunnus ja salasana eivät ole oikein, niin käyttäjälle ilmoitetaan virheestä ja käyttäjä voi yrittää syöttää tunnukset uudelleen.</text:p>
        </text:list-item>
      </text:list>
      <text:p text:style-name="P1">Oman työvuorolistan listaus</text:p>
      <text:list xml:id="list1788079560" text:style-name="L13">
        <text:list-item>
          <text:p text:style-name="P24">Työntekijä siirtyy henkilökohtaiseen työvuorolistaukseen, jossa listataan työntekijän omat työvuorot.</text:p>
        </text:list-item>
        <text:list-item>
          <text:p text:style-name="P24">Työntekijä valitsee näytettävän päivämääräaikavälin, jolloin järjestelmä supistaa listauksen valitulle aikavälille.</text:p>
        </text:list-item>
      </text:list>
      <text:p text:style-name="P1">Henkilökohtainen työraportti</text:p>
      <text:list xml:id="list992728787" text:style-name="L14">
        <text:list-item>
          <text:p text:style-name="P25">Käyttäjä navigoi henkilökohtaiseen työraporttiosioon. Työraportissa näytetään työntekijän tehty kokonaistuntimäärä sekä listaus tehdyistä tunneista kiireellisyysluokittain.</text:p>
        </text:list-item>
        <text:list-item>
          <text:p text:style-name="P25">Käyttäjä valitsee aikavälin (päivämäärästä päivämäärään) listauksen tehdyistä tunneista, jolloin listataan tunnit kiireellisyysluokittain ja näytetään aikavälin kokonaistuntimäärä.</text:p>
        </text:list-item>
      </text:list>
      <text:h text:style-name="P26" text:outline-level="1"><text:bookmark-start text:name="__RefHeading__507_1625406858"/>Järjestelmän tietosisältö<text:bookmark-end text:name="__RefHeading__507_1625406858"/></text:h>
      <text:h text:style-name="Heading_20_3" text:outline-level="3"><draw:frame draw:style-name="fr2" draw:name="graphics2" text:anchor-type="paragraph" svg:width="5.7291in" svg:height="3.1252in" draw:z-index="1"><draw:image xlink:href="Pictures/10000000000002260000012C7FF565CF.jpg" xlink:type="simple" xlink:show="embed" xlink:actuate="onLoad"/></draw:frame></text:h>
      <text:h text:style-name="Heading_20_3" text:outline-level="3"><text:bookmark-start text:name="__RefHeading__509_1625406858"/>Tietokohde: Työntekijä<text:bookmark-end text:name="__RefHeading__509_1625406858"/></text:h>
      <table:table table:name="Table4" table:style-name="Table4">
        <table:table-column table:style-name="Table4.A"/>
        <table:table-column table:style-name="Table4.B"/>
        <table:table-column table:style-name="Table4.C"/>
        <table:table-row>
          <table:table-cell table:style-name="Table4.A1" office:value-type="string">
            <text:p text:style-name="P8">Attribuutti</text:p>
          </table:table-cell>
          <table:table-cell table:style-name="Table4.A1" office:value-type="string">
            <text:p text:style-name="P8">Arvojoukko</text:p>
          </table:table-cell>
          <table:table-cell table:style-name="Table4.C1" office:value-type="string">
            <text:p text:style-name="P8">Kuvailu</text:p>
          </table:table-cell>
        </table:table-row>
        <table:table-row>
          <table:table-cell table:style-name="Table4.A2" office:value-type="string">
            <text:p text:style-name="Table_20_Contents">Etunimi</text:p>
          </table:table-cell>
          <table:table-cell table:style-name="Table4.A2" office:value-type="string">
            <text:p text:style-name="Table_20_Contents">merkkijono, max 45, pakollinen</text:p>
          </table:table-cell>
          <table:table-cell table:style-name="Table4.C2" office:value-type="string">
            <text:p text:style-name="Table_20_Contents"/>
          </table:table-cell>
        </table:table-row>
        <table:table-row>
          <table:table-cell table:style-name="Table4.A2" office:value-type="string">
            <text:p text:style-name="Table_20_Contents">Sukunimi</text:p>
          </table:table-cell>
          <table:table-cell table:style-name="Table4.A2" office:value-type="string">
            <text:p text:style-name="Table_20_Contents">merkkijono, max 45, pakollinen</text:p>
          </table:table-cell>
          <table:table-cell table:style-name="Table4.C2" office:value-type="string">
            <text:p text:style-name="Table_20_Contents"/>
          </table:table-cell>
        </table:table-row>
        <table:table-row>
          <table:table-cell table:style-name="Table4.A2" office:value-type="string">
            <text:p text:style-name="Table_20_Contents">Henkilötunnus</text:p>
          </table:table-cell>
          <table:table-cell table:style-name="Table4.A2" office:value-type="string">
            <text:p text:style-name="Table_20_Contents">merkkijono, max 11</text:p>
          </table:table-cell>
          <table:table-cell table:style-name="Table4.C2" office:value-type="string">
            <text:p text:style-name="Table_20_Contents"/>
          </table:table-cell>
        </table:table-row>
        <table:table-row>
          <table:table-cell table:style-name="Table4.A2" office:value-type="string">
            <text:p text:style-name="Table_20_Contents">Osoite</text:p>
          </table:table-cell>
          <table:table-cell table:style-name="Table4.A2" office:value-type="string">
            <text:p text:style-name="Table_20_Contents">merkkijono, max 120, pakollinen</text:p>
          </table:table-cell>
          <table:table-cell table:style-name="Table4.C2" office:value-type="string">
            <text:p text:style-name="Table_20_Contents">osoite, jossa työntekijä asuu</text:p>
          </table:table-cell>
        </table:table-row>
        <table:table-row>
          <table:table-cell table:style-name="Table4.A2" office:value-type="string">
            <text:p text:style-name="Table_20_Contents">GSM-numero</text:p>
          </table:table-cell>
          <table:table-cell table:style-name="Table4.A2" office:value-type="string">
            <text:p text:style-name="Table_20_Contents">merkkijono, max 10, pakollinen</text:p>
          </table:table-cell>
          <table:table-cell table:style-name="Table4.C2" office:value-type="string">
            <text:p text:style-name="Table_20_Contents"/>
          </table:table-cell>
        </table:table-row>
        <table:table-row>
          <table:table-cell table:style-name="Table4.A2" office:value-type="string">
            <text:p text:style-name="Table_20_Contents">Käyttajänimi</text:p>
          </table:table-cell>
          <table:table-cell table:style-name="Table4.A2" office:value-type="string">
            <text:p text:style-name="Table_20_Contents">merkkijono, max 45, pakollinen</text:p>
          </table:table-cell>
          <table:table-cell table:style-name="Table4.C2" office:value-type="string">
            <text:p text:style-name="Table_20_Contents">kayttajanimi, jolla työntekijä kirjautuu sisään</text:p>
          </table:table-cell>
        </table:table-row>
        <table:table-row>
          <table:table-cell table:style-name="Table4.A2" office:value-type="string">
            <text:p text:style-name="Table_20_Contents">Salasana</text:p>
          </table:table-cell>
          <table:table-cell table:style-name="Table4.A2" office:value-type="string">
            <text:p text:style-name="Table_20_Contents">merkkijono, max, pakollinen</text:p>
          </table:table-cell>
          <table:table-cell table:style-name="Table4.C2" office:value-type="string">
            <text:p text:style-name="Table_20_Contents">salasana, jolla työntekijä kirjautuu sisään</text:p>
          </table:table-cell>
        </table:table-row>
        <table:table-row>
          <table:table-cell table:style-name="Table4.A2" office:value-type="string">
            <text:p text:style-name="Table_20_Contents">Sähköpostiosoite</text:p>
          </table:table-cell>
          <table:table-cell table:style-name="Table4.A2" office:value-type="string">
            <text:p text:style-name="Table_20_Contents">merkkijono, max, pakollinen</text:p>
          </table:table-cell>
          <table:table-cell table:style-name="Table4.C2" office:value-type="string">
            <text:p text:style-name="Table_20_Contents">osoite, jonka avulla työntekijään pidetään yhteyttä</text:p>
          </table:table-cell>
        </table:table-row>
        <table:table-row>
          <table:table-cell table:style-name="Table4.A2" office:value-type="string">
            <text:p text:style-name="Table_20_Contents">Ylläpitäjä</text:p>
          </table:table-cell>
          <table:table-cell table:style-name="Table4.A2" office:value-type="string">
            <text:p text:style-name="Table_20_Contents">boolean, pakollinen</text:p>
          </table:table-cell>
          <table:table-cell table:style-name="Table4.C2" office:value-type="string">
            <text:p text:style-name="Table_20_Contents">onko käyttäjällä ylläpito-oikeudet vai ei</text:p>
          </table:table-cell>
        </table:table-row>
        <table:table-row>
          <table:table-cell table:style-name="Table4.A2" office:value-type="string">
            <text:p text:style-name="Table_20_Contents">Max tunnit päivässä</text:p>
          </table:table-cell>
          <table:table-cell table:style-name="Table4.A2" office:value-type="string">
            <text:p text:style-name="Table_20_Contents">kokonaisluku, pakollinen</text:p>
          </table:table-cell>
          <table:table-cell table:style-name="Table4.C2" office:value-type="string">
            <text:p text:style-name="Table_20_Contents">Maksimitunnit, jotka työntekijä voi päivää kohden tehdä</text:p>
          </table:table-cell>
        </table:table-row>
        <table:table-row>
          <table:table-cell table:style-name="Table4.A2" office:value-type="string">
            <text:p text:style-name="Table_20_Contents">Max tunnit viikossa</text:p>
          </table:table-cell>
          <table:table-cell table:style-name="Table4.A2" office:value-type="string">
            <text:p text:style-name="Table_20_Contents">kokonaisluku, pakollinen</text:p>
          </table:table-cell>
          <table:table-cell table:style-name="Table4.C2" office:value-type="string">
            <text:p text:style-name="Table_20_Contents">Maksimitunnit, jotka työntekijä voi viikkoa kohden tehdä</text:p>
          </table:table-cell>
        </table:table-row>
      </table:table>
      <text:p text:style-name="Text_20_body"/>
      <text:p text:style-name="Text_20_body">Työntekijälle voidaan määrittää aukiolotunteja työvuoroina, jolloin työntekijän tulee olla töissä. Jokainen työntekijä kuuluu johonkin henkilöstöluokkaan. Työntekijälle ei voi määrittää aukiolotunteja yli sallittujen tuntirajojen. Työntekijän olemassaolo ei ole riippuvainen mistään.</text:p>
      <text:h text:style-name="Heading_20_3" text:outline-level="3"><text:bookmark-start text:name="__RefHeading__511_1625406858"/><text:soft-page-break/>Tietokohde: Henkilöstöluokka<text:bookmark-end text:name="__RefHeading__511_1625406858"/></text:h>
      <table:table table:name="Table1" table:style-name="Table1">
        <table:table-column table:style-name="Table1.A"/>
        <table:table-column table:style-name="Table1.B"/>
        <table:table-column table:style-name="Table1.C"/>
        <table:table-row>
          <table:table-cell table:style-name="Table1.A1" office:value-type="string">
            <text:p text:style-name="P8">Attribuutti</text:p>
          </table:table-cell>
          <table:table-cell table:style-name="Table1.A1" office:value-type="string">
            <text:p text:style-name="P8">Arvojoukko</text:p>
          </table:table-cell>
          <table:table-cell table:style-name="Table1.C1" office:value-type="string">
            <text:p text:style-name="P8">Kuvailu</text:p>
          </table:table-cell>
        </table:table-row>
        <table:table-row>
          <table:table-cell table:style-name="Table1.A2" office:value-type="string">
            <text:p text:style-name="Table_20_Contents">Nimi</text:p>
          </table:table-cell>
          <table:table-cell table:style-name="Table1.A2" office:value-type="string">
            <text:p text:style-name="Table_20_Contents">Merkkijono, pakollinen</text:p>
          </table:table-cell>
          <table:table-cell table:style-name="Table1.C2" office:value-type="string">
            <text:p text:style-name="Table_20_Contents">Henkilöstöluokan nimi: lääkäri, sairaanhoitaja, perushoitaja, muu</text:p>
          </table:table-cell>
        </table:table-row>
      </table:table>
      <text:p text:style-name="Text_20_body"/>
      <text:p text:style-name="Text_20_body">Henkilöstöluokat ovat ennalta määrätyt. Ne eivät ole sivujen kautta muutettavissa. Yhtä henkilöstöluokkaa kohden voi olla monta työntekijää. Henkilöstöluokan olemassa olo ei ole riippuvainen mistään.</text:p>
      <text:h text:style-name="Heading_20_3" text:outline-level="3"><text:bookmark-start text:name="__RefHeading__513_1625406858"/>Tietokohde: Aukiolotunti<text:bookmark-end text:name="__RefHeading__513_1625406858"/></text:h>
      <table:table table:name="Table2" table:style-name="Table2">
        <table:table-column table:style-name="Table2.A"/>
        <table:table-column table:style-name="Table2.B"/>
        <table:table-column table:style-name="Table2.C"/>
        <table:table-row>
          <table:table-cell table:style-name="Table2.A1" office:value-type="string">
            <text:p text:style-name="P8">Attribuutti</text:p>
          </table:table-cell>
          <table:table-cell table:style-name="Table2.A1" office:value-type="string">
            <text:p text:style-name="P8">Arvojoukko</text:p>
          </table:table-cell>
          <table:table-cell table:style-name="Table2.C1" office:value-type="string">
            <text:p text:style-name="P8">Kuvailu</text:p>
          </table:table-cell>
        </table:table-row>
        <table:table-row>
          <table:table-cell table:style-name="Table2.A2" office:value-type="string">
            <text:p text:style-name="Table_20_Contents">Päivämäärä</text:p>
          </table:table-cell>
          <table:table-cell table:style-name="Table2.A2" office:value-type="string">
            <text:p text:style-name="Table_20_Contents">Päivämäärä, pakollinen</text:p>
          </table:table-cell>
          <table:table-cell table:style-name="Table2.C2" office:value-type="string">
            <text:p text:style-name="Table_20_Contents">Aukiolotunnin päivämäärä</text:p>
          </table:table-cell>
        </table:table-row>
        <table:table-row>
          <table:table-cell table:style-name="Table2.A2" office:value-type="string">
            <text:p text:style-name="Table_20_Contents">Tunti</text:p>
          </table:table-cell>
          <table:table-cell table:style-name="Table2.A2" office:value-type="string">
            <text:p text:style-name="Table_20_Contents">Aika, 00:00-23:00, pakollinen</text:p>
          </table:table-cell>
          <table:table-cell table:style-name="Table2.C2" office:value-type="string">
            <text:p text:style-name="Table_20_Contents"/>
          </table:table-cell>
        </table:table-row>
      </table:table>
      <text:p text:style-name="Text_20_body"/>
      <text:p text:style-name="Text_20_body">Jokaiselle aukiolotunnille on määrätty yksi kiireellisyysluokka. Aukiolotunnin olemassaolo on riippumaton työntekijöistä tai kiireellisyysluokista.</text:p>
      <text:h text:style-name="Heading_20_3" text:outline-level="3"><text:bookmark-start text:name="__RefHeading__515_1625406858"/>Tietokohde: Kiireellisyysluokka<text:bookmark-end text:name="__RefHeading__515_1625406858"/></text:h>
      <table:table table:name="Table3" table:style-name="Table3">
        <table:table-column table:style-name="Table3.A"/>
        <table:table-column table:style-name="Table3.B"/>
        <table:table-column table:style-name="Table3.C"/>
        <table:table-row>
          <table:table-cell table:style-name="Table3.A1" office:value-type="string">
            <text:p text:style-name="P8">Attribuutti</text:p>
          </table:table-cell>
          <table:table-cell table:style-name="Table3.A1" office:value-type="string">
            <text:p text:style-name="P8">Arvojoukko</text:p>
          </table:table-cell>
          <table:table-cell table:style-name="Table3.C1" office:value-type="string">
            <text:p text:style-name="P8">Kuvailu</text:p>
          </table:table-cell>
        </table:table-row>
        <table:table-row>
          <table:table-cell table:style-name="Table3.A2" office:value-type="string">
            <text:p text:style-name="Table_20_Contents">Nimi</text:p>
          </table:table-cell>
          <table:table-cell table:style-name="Table3.A2" office:value-type="string">
            <text:p text:style-name="Table_20_Contents">Merkkijono, pakollinen</text:p>
          </table:table-cell>
          <table:table-cell table:style-name="Table3.C2" office:value-type="string">
            <text:p text:style-name="Table_20_Contents">Nimi, jonka ylläpitäjä voi määrittää, esim. leppoisa, normi, kiire, extreme</text:p>
          </table:table-cell>
        </table:table-row>
      </table:table>
      <text:p text:style-name="Text_20_body"/>
      <text:p text:style-name="Text_20_body">Ylläpitäjä voi määritellä uusia kiireellisyysluokkia. Jokaisella kiireellisyysluokalla on oltava nimi. Kiireellisyysluokalle voi lisätä minimivahvuusvaatimukset kutakin henkilöstöluokkaa kohden (lukuunottamatta ”muu”).</text:p>
      <text:h text:style-name="Heading_20_3" text:outline-level="3"><text:bookmark-start text:name="__RefHeading__517_1625406858"/>Tietokohde: Minimivahvuus<text:bookmark-end text:name="__RefHeading__517_1625406858"/></text:h>
      <table:table table:name="Table5" table:style-name="Table5">
        <table:table-column table:style-name="Table5.A"/>
        <table:table-column table:style-name="Table5.B"/>
        <table:table-column table:style-name="Table5.C"/>
        <table:table-row>
          <table:table-cell table:style-name="Table5.A1" office:value-type="string">
            <text:p text:style-name="P8">Attribuutti</text:p>
          </table:table-cell>
          <table:table-cell table:style-name="Table5.A1" office:value-type="string">
            <text:p text:style-name="P8">Arvojoukko</text:p>
          </table:table-cell>
          <table:table-cell table:style-name="Table5.C1" office:value-type="string">
            <text:p text:style-name="P8">Kuvailu</text:p>
          </table:table-cell>
        </table:table-row>
        <table:table-row>
          <table:table-cell table:style-name="Table5.A2" office:value-type="string">
            <text:p text:style-name="Table_20_Contents">Minimi</text:p>
          </table:table-cell>
          <table:table-cell table:style-name="Table5.A2" office:value-type="string">
            <text:p text:style-name="Table_20_Contents">Kokonaisluku, pakollinen</text:p>
          </table:table-cell>
          <table:table-cell table:style-name="Table5.C2" office:value-type="string">
            <text:p text:style-name="Table_20_Contents">vaadittava vahvuus henkilöstöluokalle</text:p>
          </table:table-cell>
        </table:table-row>
      </table:table>
      <text:p text:style-name="Text_20_body"/>
      <text:p text:style-name="Text_20_body">Minimivahvuutta määritellessä, sille on valittava yksi henkilöstöluokka, jota minimi koskee. Minimivahvuutta ei voi olla ilman kiireellisyysluokkaa.</text:p>
      <text:h text:style-name="P26" text:outline-level="1"><text:bookmark-start text:name="__RefHeading__519_1625406858"/>Relaatiotietokantakaavio<text:bookmark-end text:name="__RefHeading__519_1625406858"/></text:h>
      <text:p text:style-name="Text_20_body"><draw:frame draw:style-name="fr1" draw:name="graphics3" text:anchor-type="paragraph" svg:width="6.9252in" svg:height="4.2319in" draw:z-index="2"><draw:image xlink:href="Pictures/100000000000038400000226222ECB3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7T22:03:36</meta:creation-date>
    <dc:date>2014-02-02T13:14:42</dc:date>
    <meta:editing-duration>PT21H22M42S</meta:editing-duration>
    <meta:editing-cycles>25</meta:editing-cycles>
    <meta:generator>LibreOffice/3.5$Linux_X86_64 LibreOffice_project/350m1$Build-2</meta:generator>
    <meta:document-statistic meta:table-count="5" meta:image-count="3" meta:object-count="0" meta:page-count="10" meta:paragraph-count="170" meta:word-count="1227" meta:character-count="11606" meta:non-whitespace-character-count="11606"/>
  </office:meta>
</office:document-meta>
</file>